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rsid="0019afc2" officeooo:paragraph-rsid="0019afc2"/>
    </style:style>
    <style:style style:name="P4" style:family="paragraph" style:parent-style-name="Text_20_body">
      <style:paragraph-properties fo:text-align="end" style:justify-single-word="false"/>
    </style:style>
    <style:style style:name="T1" style:family="text">
      <style:text-properties officeooo:rsid="0019afc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МОСКОВСКИЙ АВИАЦИОННЫЙ ИНСТИТУТ</text:p>
      <text:p text:style-name="P3">(НАЦИОНАЛЬНЫЙ ИССЛЕДОВАТЕЛЬСКИ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ОТЧЕТ ПО ЛАБОРАТОРНОЙ РАБОТЕ №1 </text:p>
      <text:p text:style-name="P2">ПО КУРСУ </text:p>
      <text:p text:style-name="P2">ЛОГИЧЕСКОЕ ПРОГРАММИРОВАНИЕ </text:p>
      <text:p text:style-name="Text_20_body"/>
      <text:p text:style-name="Text_20_body"/>
      <text:p text:style-name="P4">Студент группы 8О-20<text:span text:style-name="T1">6</text:span>Б <text:span text:style-name="T1">Лобанов О. А.</text:span> </text:p>
      <text:p text:style-name="P4">№ Варианта 2 </text:p>
      <text:p text:style-name="P4">Преподаватель: Сошников Д.В. </text:p>
      <text:p text:style-name="P4">Левинская М.А. </text:p>
      <text:p text:style-name="P4">Отчёт сдан « » 201<text:span text:style-name="T1">8</text:span> г. </text:p>
      <text:p text:style-name="P4">Оценка: </text:p>
      <text:p text:style-name="P4">Подпись преподавателя: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ТЕМА РАБОТЫ: </text:p>
      <text:p text:style-name="Text_20_body">Обработка списков. </text:p>
      <text:p text:style-name="Text_20_body">ЦЕЛЬ РАБОТЫ: </text:p>
      <text:p text:style-name="Text_20_body">Первоначальное ознакомление с выбранной системой программирования Prolog, реализация предикатов обработки списков в различных представлениях. </text:p>
      <text:p text:style-name="Text_20_body">ВАРИАНТ ЗАДАНИЯ (№2): </text:p>
      <text:p text:style-name="Text_20_body">* Предикат обработки списков – удаление последнего элемента. </text:p>
      <text:p text:style-name="Text_20_body">* Предикат обработки числовых списков – вычисление произведения элементов. </text:p>
      <text:p text:style-name="Text_20_body">ИСПОЛЬЗОВАННАЯ ВЕРСИЯ PROLOG: </text:p>
      <text:p text:style-name="Text_20_body">SWI – Prolog 7.3.28. </text:p>
      <text:p text:style-name="Text_20_body">КОД ПРОГРАММЫ: </text:p>
      <text:p text:style-name="Text_20_body">% Реализация стандартных предикатов обработки списков </text:p>
      <text:p text:style-name="Text_20_body">% Длина списка </text:p>
      <text:p text:style-name="Text_20_body">% (список, длина) </text:p>
      <text:p text:style-name="Text_20_body">Length([], 0). </text:p>
      <text:p text:style-name="Text_20_body">Length([_ | L], N):-Length(L, M), N is M + 1. </text:p>
      <text:p text:style-name="Text_20_body">% Принадлежность элемента списку </text:p>
      <text:p text:style-name="Text_20_body">% (элемент, список) </text:p>
      <text:p text:style-name="Text_20_body">Member(El, [El | _]). </text:p>
      <text:p text:style-name="Text_20_body">Member(El, [_ | Tail]):-Member(El, Tail). </text:p>
      <text:p text:style-name="Text_20_body">% Конкатeнация списков </text:p>
      <text:p text:style-name="Text_20_body">% (список1, список2, список1+2) </text:p>
      <text:p text:style-name="Text_20_body">Append([], L, L). </text:p>
      <text:p text:style-name="Text_20_body">Append([X | L1], L2, [X | L3]):-Append(L1, L2, L3). </text:p>
      <text:p text:style-name="Text_20_body">% Удаление элемента из списка </text:p>
      <text:p text:style-name="Text_20_body">% (элемент, список, список без элемента) </text:p>
      <text:p text:style-name="Text_20_body">Delete(X, [X | T], T). </text:p>
      <text:p text:style-name="Text_20_body">Delete(X, [Y | T], [Y | Z]):-Delete(X, T, Z). </text:p>
      <text:p text:style-name="Text_20_body">% Перестановки элементов в списке </text:p>
      <text:p text:style-name="Text_20_body">% (список, перестановка) </text:p>
      <text:p text:style-name="Text_20_body">Perm([], []). </text:p>
      <text:p text:style-name="Text_20_body"><text:soft-page-break/>Perm(L, [X | T]):-Delete(X, L, Y), Perm(Y, T). </text:p>
      <text:p text:style-name="Text_20_body">% Подсписки списка </text:p>
      <text:p text:style-name="Text_20_body">% (подсписок, список) </text:p>
      <text:p text:style-name="Text_20_body">Sublist(S, L):-Append(_, L1, L), Append(S, _, L1). </text:p>
      <text:p text:style-name="Text_20_body">%Задание 1 </text:p>
      <text:p text:style-name="Text_20_body">% Удаление последнего элемента в списке </text:p>
      <text:p text:style-name="Text_20_body">% (список, список без последнего элемента) </text:p>
      <text:p text:style-name="Text_20_body"><text:span text:style-name="T1">D</text:span>eleteLast(L1, L2):-append(L2, [_], L1). </text:p>
      <text:p text:style-name="Text_20_body">% Удаление последнего элемента в списке (без стандартных предикатов) </text:p>
      <text:p text:style-name="Text_20_body">% (список, список без последнего элемента) </text:p>
      <text:p text:style-name="Text_20_body"><text:span text:style-name="T1">D</text:span>eleteLastWithoutStandard([_], []). </text:p>
      <text:p text:style-name="Text_20_body"><text:span text:style-name="T1">D</text:span>eleteLastWithoutStandard([X | Y], [X | Z]):-<text:span text:style-name="T1">D</text:span>eleteLast(Y, Z). </text:p>
      <text:p text:style-name="Text_20_body">% Удаление последнего элемента в списке (для порядкового представления) </text:p>
      <text:p text:style-name="Text_20_body">% (список, список без последнего элемента) </text:p>
      <text:p text:style-name="Text_20_body"><text:span text:style-name="T1">D</text:span>eleteLastOrdinalRepresentation(N, [e(N, _) | T], T). </text:p>
      <text:p text:style-name="Text_20_body"><text:span text:style-name="T1">D</text:span>eleteLastOrdinalRepresentation(N, [e(M, X) | T], [e(M, X) | Z]):-<text:span text:style-name="T1">D</text:span>eleteLastOrdinalRepresentation(N, T, Z). </text:p>
      <text:p text:style-name="Text_20_body"><text:span text:style-name="T1">D</text:span>eleteLastOrdinalRepresentation(L1, L2):-length(L1, N), <text:span text:style-name="T1">D</text:span>eleteLastOrdinalRepresentation(N, L1, L2). </text:p>
      <text:p text:style-name="Text_20_body">%Задание2 </text:p>
      <text:p text:style-name="Text_20_body">% Перемножение элементов в списке </text:p>
      <text:p text:style-name="Text_20_body">% (список, результат) </text:p>
      <text:p text:style-name="Text_20_body"><text:span text:style-name="T1">L</text:span>istMul([], 0). </text:p>
      <text:p text:style-name="Text_20_body"><text:span text:style-name="T1">L</text:span>istMul([H], H). </text:p>
      <text:p text:style-name="Text_20_body"><text:span text:style-name="T1">L</text:span>istMul(L, N):-append([_], L1, L), append([E], L1, L), <text:span text:style-name="T1">L</text:span>istMul(L1, P), N is E * P. </text:p>
      <text:p text:style-name="Text_20_body">% Перемножение элементов в списке (без стандартных предикатов) </text:p>
      <text:p text:style-name="Text_20_body">% (список, результат) </text:p>
      <text:p text:style-name="Text_20_body"><text:span text:style-name="T1">L</text:span>istMulWithoutStandard([], 0). </text:p>
      <text:p text:style-name="Text_20_body"><text:span text:style-name="T1">L</text:span>istMulWithoutStandard([H], H). </text:p>
      <text:p text:style-name="Text_20_body"><text:span text:style-name="T1">L</text:span>istMulWithoutStandard([H | T], N):-<text:span text:style-name="T1">L</text:span>istMul(T, P), N is H * P. </text:p>
      <text:p text:style-name="Text_20_body">% Перемножение элементов в списке (для порядкового представления) </text:p>
      <text:p text:style-name="Text_20_body"><text:soft-page-break/>% (список, результат) </text:p>
      <text:p text:style-name="Text_20_body"><text:span text:style-name="T1">L</text:span>istMulOrdinalRepresentation([], 0). </text:p>
      <text:p text:style-name="Text_20_body"><text:span text:style-name="T1">L</text:span>istMulOrdinalRepresentation([e(_, X)], X). </text:p>
      <text:p text:style-name="Text_20_body"><text:span text:style-name="T1">L</text:span>istMulOrdinalRepresentation([e(_, X) | T], N):-<text:span text:style-name="T1">L</text:span>istMulOrdinalRepresentation(T, P), N is X * P. </text:p>
      <text:p text:style-name="Text_20_body">% Пример совместного использования предикатов </text:p>
      <text:p text:style-name="Text_20_body"><text:span text:style-name="T1">I</text:span>sPalindrome([]). </text:p>
      <text:p text:style-name="Text_20_body"><text:span text:style-name="T1">I</text:span>sPalindrome([_]). </text:p>
      <text:p text:style-name="Text_20_body"><text:span text:style-name="T1">I</text:span>sPalindrome([H | T]):-<text:span text:style-name="T1">D</text:span>eleteLast(T, L1), Append(L1, [E], T), E == H, <text:span text:style-name="T1">I</text:span>sPalindrome(L1). </text:p>
      <text:p text:style-name="Text_20_body">ТЕСТЫ: </text:p>
      <text:p text:style-name="Text_20_body">1 ?- ['Users/<text:span text:style-name="T1">Lowban777</text:span>/«<text:span text:style-name="T1">Рабочий стол»</text:span>/<text:span text:style-name="T1">LP/laba1/</text:span>lp1.pl']. </text:p>
      <text:p text:style-name="Text_20_body">true. </text:p>
      <text:p text:style-name="Text_20_body">2 ?- Length([1,2,3,a,s,d,f,g,c], Length). </text:p>
      <text:p text:style-name="Text_20_body">Length = 9. </text:p>
      <text:p text:style-name="Text_20_body">3 ?- Length([1,2,3], Length). </text:p>
      <text:p text:style-name="Text_20_body">Length = 3. </text:p>
      <text:p text:style-name="Text_20_body">4 ?- Member(a,[d,a,d,f,s]). </text:p>
      <text:p text:style-name="Text_20_body">true . </text:p>
      <text:p text:style-name="Text_20_body">5 ?- myMember(a,[d,a,d,f,s,a]). </text:p>
      <text:p text:style-name="Text_20_body">true </text:p>
      <text:p text:style-name="Text_20_body">true </text:p>
      <text:p text:style-name="Text_20_body">false. </text:p>
      <text:p text:style-name="Text_20_body">6 ?- Append([1,2,3],[4,5,6], NewList). </text:p>
      <text:p text:style-name="Text_20_body">NewList = [1, 2, 3, 4, 5, 6]. </text:p>
      <text:p text:style-name="Text_20_body">7 ?- Delete(a,[d,s,a,d,f,f],NewList). </text:p>
      <text:p text:style-name="Text_20_body">NewList = [d, s, d, f, f] </text:p>
      <text:p text:style-name="Text_20_body">false. </text:p>
      <text:p text:style-name="Text_20_body">8 ?- Delete(a,[d,s,a,d,a,f,f],NewList). </text:p>
      <text:p text:style-name="Text_20_body">NewList = [d, s, d, a, f, f] </text:p>
      <text:p text:style-name="Text_20_body">NewList = [d, s, a, d, f, f] </text:p>
      <text:p text:style-name="Text_20_body">false. </text:p>
      <text:p text:style-name="Text_20_body">9 ?- Perm([1,2,3,4,5],[5,4,3,2,1]). </text:p>
      <text:p text:style-name="Text_20_body"><text:soft-page-break/>true </text:p>
      <text:p text:style-name="Text_20_body">false. </text:p>
      <text:p text:style-name="Text_20_body">13 ?- Perm([1,2,3,4,5],[a,b,c,d]). </text:p>
      <text:p text:style-name="Text_20_body">false. </text:p>
      <text:p text:style-name="Text_20_body">14 ?- Sublist([1,2,3],[a,b,c,1,2,3,d,e,f]). </text:p>
      <text:p text:style-name="Text_20_body">true . </text:p>
      <text:p text:style-name="Text_20_body">15 ?- Sublist([1,2,3],[a,b,c,2,3,1,d,e,f]). </text:p>
      <text:p text:style-name="Text_20_body">false. </text:p>
      <text:p text:style-name="Text_20_body">16 ?- Sublist([1,2,3],[a,b,c,d,e,f]). </text:p>
      <text:p text:style-name="Text_20_body">false. </text:p>
      <text:p text:style-name="Text_20_body">17 ?- <text:span text:style-name="T1">D</text:span>eleteLast([1,2,3,4,5,6,7],WithoutLast). </text:p>
      <text:p text:style-name="Text_20_body">WithoutLast = [1, 2, 3, 4, 5, 6] </text:p>
      <text:p text:style-name="Text_20_body">false. </text:p>
      <text:p text:style-name="Text_20_body">18 ?- <text:span text:style-name="T1">D</text:span>eleteLast([1,a,d,f],WithoutLast). </text:p>
      <text:p text:style-name="Text_20_body">WithoutLast = [1, a, d] . </text:p>
      <text:p text:style-name="Text_20_body">20 ?- <text:span text:style-name="T1">D</text:span>eleteLastWithoutStandard([1,2,3,4,5,6],WithoutLast). </text:p>
      <text:p text:style-name="Text_20_body">WithoutLast = [1, 2, 3, 4, 5] </text:p>
      <text:p text:style-name="Text_20_body">false. </text:p>
      <text:p text:style-name="Text_20_body">21 ?- <text:span text:style-name="T1">D</text:span>eleteLastOrdinalRepresentation([e(1,1),e(2,2),e(3,3),e(4,4)],WithoutLast). </text:p>
      <text:p text:style-name="Text_20_body">WithoutLast = [e(1, 1), e(2, 2), e(3, 3)] </text:p>
      <text:p text:style-name="Text_20_body">false. </text:p>
      <text:p text:style-name="Text_20_body">22 ?- <text:span text:style-name="T1">L</text:span>istMul([1,2,3,4], Result). </text:p>
      <text:p text:style-name="Text_20_body">Result = 24 . </text:p>
      <text:p text:style-name="Text_20_body">23 ?- <text:span text:style-name="T1">L</text:span>istMul([3,5,4,1], Result). </text:p>
      <text:p text:style-name="Text_20_body">Result = 60 . </text:p>
      <text:p text:style-name="Text_20_body">24 ?- <text:span text:style-name="T1">L</text:span>istMul([1,2,3,4], Result). </text:p>
      <text:p text:style-name="Text_20_body">Result = 24 . </text:p>
      <text:p text:style-name="Text_20_body">25 ?- <text:span text:style-name="T1">L</text:span>istMulWithoutStandard([1,2,3,4], Result). </text:p>
      <text:p text:style-name="Text_20_body">Result = 24 . </text:p>
      <text:p text:style-name="Text_20_body">26 ?- <text:span text:style-name="T1">L</text:span>istMulOrdinalRepresentation([e(1,1),e(2,2),e(3,3),e(4,4)],Result). </text:p>
      <text:p text:style-name="Text_20_body">Result = 24 . </text:p>
      <text:p text:style-name="Text_20_body"><text:soft-page-break/>27 ?- <text:span text:style-name="T1">I</text:span>sPalindrome([1,2,3,4,3,2,1]). </text:p>
      <text:p text:style-name="Text_20_body">true . </text:p>
      <text:p text:style-name="Text_20_body">28 ?- <text:span text:style-name="T1">I</text:span>sPalindrome([1,2,3,4]). </text:p>
      <text:p text:style-name="Text_20_body">false. </text:p>
      <text:p text:style-name="Text_20_body">29 ?- <text:span text:style-name="T1">I</text:span>sPalindrome([a,b,c,b,a]). </text:p>
      <text:p text:style-name="Text_20_body">true . </text:p>
      <text:p text:style-name="Text_20_body">ВЫВОД: </text:p>
      <text:p text:style-name="Text_20_body">Пролог заставил мой мозг посмотреть на программирование по-новому. Пока я не знаю, как относиться к данной парадигме, но, мне кажется, этот язык хорошо подойдет для различных логических задач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00:54:32.665267186</meta:creation-date>
    <dc:date>2018-12-22T01:02:43.300311213</dc:date>
    <meta:editing-duration>PT8M13S</meta:editing-duration>
    <meta:editing-cycles>1</meta:editing-cycles>
    <meta:document-statistic meta:table-count="0" meta:image-count="0" meta:object-count="0" meta:page-count="6" meta:paragraph-count="141" meta:word-count="598" meta:character-count="4727" meta:non-whitespace-character-count="4129"/>
    <meta:generator>LibreOffice/5.1.6.2$Linux_X86_64 LibreOffice_project/10m0$Build-2</meta:generator>
  </office:meta>
</office:document-meta>
</file>